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8">
            <text:p>LU-5078</text:p>
          </table:table-cell>
          <table:table-cell office:value-type="float" office:value="75.4">
            <text:p>75.4</text:p>
          </table:table-cell>
          <table:table-cell office:value-type="float" office:value="141.7">
            <text:p>141.7</text:p>
          </table:table-cell>
          <table:table-cell office:value-type="float" office:value="1030.0">
            <text:p>1030.0</text:p>
          </table:table-cell>
          <table:table-cell office:value-type="float" office:value="114.27">
            <text:p>114.27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E-6378">
            <text:p>LE-6378</text:p>
          </table:table-cell>
          <table:table-cell office:value-type="float" office:value="74.1">
            <text:p>74.1</text:p>
          </table:table-cell>
          <table:table-cell office:value-type="float" office:value="135.84">
            <text:p>135.84</text:p>
          </table:table-cell>
          <table:table-cell office:value-type="float" office:value="1255.0">
            <text:p>1255.0</text:p>
          </table:table-cell>
          <table:table-cell office:value-type="float" office:value="99.5">
            <text:p>99.5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5">
            <text:p>3.75</text:p>
          </table:table-cell>
          <table:table-cell office:value-type="float" office:value="2.325962166502284">
            <text:p>2.325962166502284</text:p>
          </table:table-cell>
          <table:table-cell office:value-type="float" office:value="2.325962166502284">
            <text:p>2.325962166502284</text:p>
          </table:table-cell>
          <table:table-cell office:value-type="string" office:value="AnisimovEtal2009,BaranskayaEtal2018">
            <text:p>AnisimovEtal2009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82">
            <text:p>LU-5082</text:p>
          </table:table-cell>
          <table:table-cell office:value-type="float" office:value="72.83">
            <text:p>72.83</text:p>
          </table:table-cell>
          <table:table-cell office:value-type="float" office:value="140.78">
            <text:p>140.78</text:p>
          </table:table-cell>
          <table:table-cell office:value-type="float" office:value="490.0">
            <text:p>49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900000000000001">
            <text:p>1.8900000000000001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E-5850">
            <text:p>LE-5850</text:p>
          </table:table-cell>
          <table:table-cell office:value-type="float" office:value="75.0">
            <text:p>75.0</text:p>
          </table:table-cell>
          <table:table-cell office:value-type="float" office:value="137.82">
            <text:p>137.82</text:p>
          </table:table-cell>
          <table:table-cell office:value-type="float" office:value="1225.0">
            <text:p>1225.0</text:p>
          </table:table-cell>
          <table:table-cell office:value-type="float" office:value="132.51">
            <text:p>132.51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75">
            <text:p>3.75</text:p>
          </table:table-cell>
          <table:table-cell office:value-type="float" office:value="2.325962166502284">
            <text:p>2.325962166502284</text:p>
          </table:table-cell>
          <table:table-cell office:value-type="float" office:value="2.325962166502284">
            <text:p>2.325962166502284</text:p>
          </table:table-cell>
          <table:table-cell office:value-type="string" office:value="AnisimovEtal2009,BaranskayaEtal2018">
            <text:p>AnisimovEtal2009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1">
            <text:p>LU-5071</text:p>
          </table:table-cell>
          <table:table-cell office:value-type="float" office:value="72.83">
            <text:p>72.83</text:p>
          </table:table-cell>
          <table:table-cell office:value-type="float" office:value="140.78">
            <text:p>140.78</text:p>
          </table:table-cell>
          <table:table-cell office:value-type="float" office:value="410.0">
            <text:p>41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8900000000000001">
            <text:p>1.8900000000000001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stratrigraphy">
            <text:p>stratrigraphy</text:p>
          </table:table-cell>
          <table:table-cell office:value-type="string" office:value="New_Siberian_Islands-1">
            <text:p>New_Siberian_Islands-1</text:p>
          </table:table-cell>
          <table:table-cell office:value-type="float" office:value="74.52">
            <text:p>74.52</text:p>
          </table:table-cell>
          <table:table-cell office:value-type="float" office:value="136.06">
            <text:p>136.0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marine sediment core">
            <text:p>marine sediment core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1.5931415505221123">
            <text:p>1.5931415505221123</text:p>
          </table:table-cell>
          <table:table-cell office:value-type="float" office:value="1.5899999999999999">
            <text:p>1.5899999999999999</text:p>
          </table:table-cell>
          <table:table-cell office:value-type="string" office:value="PolyakovaEtal2005,BaranskayaEtal2018">
            <text:p>PolyakovaEtal2005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2">
            <text:p>LU-5072</text:p>
          </table:table-cell>
          <table:table-cell office:value-type="float" office:value="74.24">
            <text:p>74.24</text:p>
          </table:table-cell>
          <table:table-cell office:value-type="float" office:value="140.24">
            <text:p>140.24</text:p>
          </table:table-cell>
          <table:table-cell office:value-type="float" office:value="670.0">
            <text:p>670.0</text:p>
          </table:table-cell>
          <table:table-cell office:value-type="float" office:value="114.27">
            <text:p>114.27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New_Siberian_Islands">
            <text:p>New_Siberian_Islands</text:p>
          </table:table-cell>
          <table:table-cell office:value-type="string" office:value="radiocarbon">
            <text:p>radiocarbon</text:p>
          </table:table-cell>
          <table:table-cell office:value-type="string" office:value="LU-5079">
            <text:p>LU-5079</text:p>
          </table:table-cell>
          <table:table-cell office:value-type="float" office:value="74.24">
            <text:p>74.24</text:p>
          </table:table-cell>
          <table:table-cell office:value-type="float" office:value="140.24">
            <text:p>140.24</text:p>
          </table:table-cell>
          <table:table-cell office:value-type="float" office:value="780.0">
            <text:p>780.0</text:p>
          </table:table-cell>
          <table:table-cell office:value-type="float" office:value="109.35">
            <text:p>109.35</text:p>
          </table:table-cell>
          <table:table-cell office:value-type="string" office:value="driftwood inside the sediments of a marine terrace">
            <text:p>driftwood inside the sediments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3.1821690715610944">
            <text:p>3.1821690715610944</text:p>
          </table:table-cell>
          <table:table-cell office:value-type="float" office:value="3.1821690715610944">
            <text:p>3.1821690715610944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